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Overskrift1" style:master-page-name="MP0" style:family="paragraph">
      <style:paragraph-properties fo:break-before="page"/>
      <style:text-properties fo:language="da" fo:country="DK"/>
    </style:style>
    <style:style style:name="P2" style:parent-style-name="Normal" style:family="paragraph">
      <style:paragraph-properties fo:widows="0" fo:orphans="0" fo:margin-top="0.1666in" fo:margin-right="-0.0958in"/>
    </style:style>
    <style:style style:name="T3" style:parent-style-name="Standardskrifttypeiafsnit" style:family="text">
      <style:text-properties fo:color="#000000" fo:language="da" fo:country="DK"/>
    </style:style>
    <style:style style:name="P4" style:parent-style-name="Normal" style:family="paragraph">
      <style:paragraph-properties fo:widows="0" fo:orphans="0" fo:margin-top="0.1666in" fo:margin-right="-0.0958in"/>
    </style:style>
    <style:style style:name="T5" style:parent-style-name="Standardskrifttypeiafsnit" style:family="text">
      <style:text-properties fo:color="#000000" fo:language="da" fo:country="DK"/>
    </style:style>
    <style:style style:name="T6" style:parent-style-name="Standardskrifttypeiafsnit" style:family="text">
      <style:text-properties fo:font-weight="bold" style:font-weight-asian="bold" style:font-weight-complex="bold" fo:color="#000000" fo:language="da" fo:country="DK"/>
    </style:style>
    <style:style style:name="T7" style:parent-style-name="Standardskrifttypeiafsnit" style:family="text">
      <style:text-properties fo:color="#000000" fo:language="da" fo:country="DK"/>
    </style:style>
    <style:style style:name="P8" style:parent-style-name="Normal" style:family="paragraph">
      <style:paragraph-properties fo:widows="0" fo:orphans="0" fo:margin-top="0.1666in" fo:margin-right="-0.0958in"/>
      <style:text-properties fo:color="#000000" fo:language="da" fo:country="DK"/>
    </style:style>
    <style:style style:name="P9" style:parent-style-name="Normal" style:family="paragraph">
      <style:paragraph-properties fo:widows="0" fo:orphans="0" fo:margin-top="0.1666in" fo:margin-right="-0.0958in"/>
      <style:text-properties fo:color="#000000" fo:language="da" fo:country="DK"/>
    </style:style>
    <style:style style:name="P10" style:parent-style-name="Normal" style:family="paragraph">
      <style:paragraph-properties fo:widows="0" fo:orphans="0" fo:margin-top="0.1666in" fo:margin-right="-0.0958in"/>
      <style:text-properties fo:color="#000000" fo:language="da" fo:country="DK"/>
    </style:style>
    <style:style style:name="TableColumn12" style:family="table-column">
      <style:table-column-properties style:column-width="1.009in" style:use-optimal-column-width="false"/>
    </style:style>
    <style:style style:name="TableColumn13" style:family="table-column">
      <style:table-column-properties style:column-width="4.3361in" style:use-optimal-column-width="false"/>
    </style:style>
    <style:style style:name="TableColumn14" style:family="table-column">
      <style:table-column-properties style:column-width="0.9361in" style:use-optimal-column-width="false"/>
    </style:style>
    <style:style style:name="Table11" style:family="table">
      <style:table-properties style:width="6.2812in" fo:margin-left="0in" table:align="left"/>
    </style:style>
    <style:style style:name="TableRow15" style:family="table-row">
      <style:table-row-properties style:min-row-height="0.2083in" style:use-optimal-row-height="false"/>
    </style:style>
    <style:style style:name="TableCell16" style:family="table-cell">
      <style:table-cell-properties fo:border="0.0104in solid #000000" style:writing-mode="lr-tb" fo:padding-top="0in" fo:padding-left="0.075in" fo:padding-bottom="0in" fo:padding-right="0.075in"/>
    </style:style>
    <style:style style:name="P17" style:parent-style-name="Normal" style:family="paragraph">
      <style:paragraph-properties fo:line-height="100%"/>
    </style:style>
    <style:style style:name="T18"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9" style:parent-style-name="Normal" style:family="paragraph">
      <style:paragraph-properties fo:line-height="100%"/>
    </style:style>
    <style:style style:name="T20"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21" style:parent-style-name="Normal" style:family="paragraph">
      <style:paragraph-properties fo:line-height="100%"/>
      <style:text-properties style:font-name="Calibri" style:font-name-asian="Calibri" style:font-name-complex="Calibri" fo:color="#000000" fo:language="da" fo:country="DK"/>
    </style:style>
    <style:style style:name="P22" style:parent-style-name="Normal" style:family="paragraph">
      <style:paragraph-properties fo:line-height="100%"/>
    </style:style>
    <style:style style:name="T23" style:parent-style-name="DefaultParagraphFont" style:family="text">
      <style:text-properties style:font-name="Calibri" style:font-name-asian="Calibri" style:font-name-complex="Calibri" fo:color="#000000" fo:background-color="#8DD873" fo:language="da" fo:country="DK"/>
    </style:style>
    <style:style style:name="TableCell2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5" style:parent-style-name="Normal" style:family="paragraph">
      <style:paragraph-properties fo:line-height="100%"/>
    </style:style>
    <style:style style:name="T26"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27" style:parent-style-name="Normal" style:family="paragraph">
      <style:paragraph-properties fo:line-height="100%"/>
      <style:text-properties style:font-name="Calibri" style:font-name-asian="Calibri" style:font-name-complex="Calibri" fo:color="#000000" fo:language="da" fo:country="DK"/>
    </style:style>
    <style:style style:name="P28" style:parent-style-name="Normal" style:family="paragraph">
      <style:paragraph-properties fo:line-height="100%"/>
      <style:text-properties style:font-name="Calibri" style:font-name-asian="Calibri" style:font-name-complex="Calibri" fo:color="#000000" fo:language="da" fo:country="DK"/>
    </style:style>
    <style:style style:name="P29"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30" style:parent-style-name="Normal" style:family="paragraph">
      <style:paragraph-properties fo:line-height="100%"/>
    </style:style>
    <style:style style:name="T31" style:parent-style-name="Hyperlink" style:family="text">
      <style:text-properties fo:language="da" fo:country="DK"/>
    </style:style>
    <style:style style:name="T32" style:parent-style-name="Hyperlink" style:family="text">
      <style:text-properties fo:language="da" fo:country="DK"/>
    </style:style>
    <style:style style:name="T33" style:parent-style-name="Hyperlink" style:family="text">
      <style:text-properties fo:language="da" fo:country="DK"/>
    </style:style>
    <style:style style:name="TableCell3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35" style:parent-style-name="Normal" style:family="paragraph">
      <style:paragraph-properties fo:line-height="100%"/>
    </style:style>
    <style:style style:name="T36"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37" style:parent-style-name="Standardskrifttypeiafsnit" style:family="text">
      <style:text-properties style:font-name="Calibri" style:font-name-asian="Calibri" style:font-name-complex="Calibri" fo:color="#000000" fo:language="da" fo:country="DK"/>
    </style:style>
    <style:style style:name="P38" style:parent-style-name="Normal" style:family="paragraph">
      <style:paragraph-properties fo:line-height="100%"/>
      <style:text-properties style:font-name="Calibri" style:font-name-asian="Calibri" style:font-name-complex="Calibri" fo:color="#000000" fo:language="da" fo:country="DK"/>
    </style:style>
    <style:style style:name="P39" style:parent-style-name="Normal" style:family="paragraph">
      <style:paragraph-properties fo:line-height="100%"/>
    </style:style>
    <style:style style:name="TableRow40" style:family="table-row">
      <style:table-row-properties style:use-optimal-row-height="false"/>
    </style:style>
    <style:style style:name="TableCell41"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42" style:parent-style-name="Normal" style:family="paragraph">
      <style:paragraph-properties fo:line-height="100%"/>
    </style:style>
    <style:style style:name="T43"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44" style:parent-style-name="Normal" style:family="paragraph">
      <style:paragraph-properties fo:line-height="100%"/>
      <style:text-properties fo:language="da" fo:country="DK"/>
    </style:style>
    <style:style style:name="P45" style:parent-style-name="Normal" style:family="paragraph">
      <style:paragraph-properties fo:line-height="100%"/>
    </style:style>
    <style:style style:name="T46" style:parent-style-name="Standardskrifttypeiafsnit" style:family="text">
      <style:text-properties style:font-name="Calibri" style:font-name-asian="Calibri" style:font-name-complex="Calibri" fo:color="#000000" fo:language="da" fo:country="DK"/>
    </style:style>
    <style:style style:name="P47" style:parent-style-name="Normal" style:family="paragraph">
      <style:paragraph-properties fo:line-height="100%"/>
      <style:text-properties fo:language="da" fo:country="DK"/>
    </style:style>
    <style:style style:name="P48" style:parent-style-name="Normal" style:family="paragraph">
      <style:paragraph-properties fo:line-height="100%"/>
    </style:style>
    <style:style style:name="T49" style:parent-style-name="Standardskrifttypeiafsnit" style:family="text">
      <style:text-properties style:font-name="Calibri" style:font-name-asian="Calibri" style:font-name-complex="Calibri" fo:color="#000000" fo:language="da" fo:country="DK"/>
    </style:style>
    <style:style style:name="P50" style:parent-style-name="Normal" style:family="paragraph">
      <style:paragraph-properties fo:line-height="100%"/>
      <style:text-properties fo:language="da" fo:country="DK"/>
    </style:style>
    <style:style style:name="P51" style:parent-style-name="Normal" style:family="paragraph">
      <style:paragraph-properties fo:line-height="100%"/>
    </style:style>
    <style:style style:name="T52" style:parent-style-name="Standardskrifttypeiafsnit" style:family="text">
      <style:text-properties style:font-name="Calibri" style:font-name-asian="Calibri" style:font-name-complex="Calibri" fo:color="#000000" fo:language="da" fo:country="DK"/>
    </style:style>
    <style:style style:name="P53" style:parent-style-name="Normal" style:family="paragraph">
      <style:paragraph-properties fo:line-height="100%"/>
      <style:text-properties fo:language="da" fo:country="DK"/>
    </style:style>
    <style:style style:name="P54" style:parent-style-name="Normal" style:family="paragraph">
      <style:paragraph-properties fo:line-height="100%"/>
    </style:style>
    <style:style style:name="T55" style:parent-style-name="Standardskrifttypeiafsnit" style:family="text">
      <style:text-properties style:font-name="Calibri" style:font-name-asian="Calibri" style:font-name-complex="Calibri" fo:color="#000000" fo:language="da" fo:country="DK"/>
    </style:style>
    <style:style style:name="P56" style:parent-style-name="Normal" style:family="paragraph">
      <style:paragraph-properties fo:line-height="100%"/>
      <style:text-properties fo:language="da" fo:country="DK"/>
    </style:style>
    <style:style style:name="P57" style:parent-style-name="Normal" style:family="paragraph">
      <style:paragraph-properties fo:line-height="100%"/>
      <style:text-properties fo:language="da" fo:country="DK"/>
    </style:style>
    <style:style style:name="TableRow58" style:family="table-row">
      <style:table-row-properties style:min-row-height="0.2083in" style:use-optimal-row-height="false"/>
    </style:style>
    <style:style style:name="TableCell59" style:family="table-cell">
      <style:table-cell-properties fo:border="0.0104in solid #000000" style:writing-mode="lr-tb" fo:padding-top="0in" fo:padding-left="0.075in" fo:padding-bottom="0in" fo:padding-right="0.075in"/>
    </style:style>
    <style:style style:name="P60"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61" style:parent-style-name="Normal" style:family="paragraph">
      <style:paragraph-properties fo:line-height="100%"/>
    </style:style>
    <style:style style:name="T62"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63" style:parent-style-name="Normal" style:family="paragraph">
      <style:paragraph-properties fo:line-height="100%"/>
      <style:text-properties style:font-name="Calibri" style:font-name-asian="Calibri" style:font-name-complex="Calibri" fo:color="#000000" fo:language="da" fo:country="DK"/>
    </style:style>
    <style:style style:name="P64" style:parent-style-name="Normal" style:family="paragraph">
      <style:paragraph-properties fo:line-height="100%"/>
    </style:style>
    <style:style style:name="T65" style:parent-style-name="DefaultParagraphFont" style:family="text">
      <style:text-properties style:font-name="Calibri" style:font-name-asian="Calibri" style:font-name-complex="Calibri" fo:color="#000000" fo:background-color="#8DD873" fo:language="da" fo:country="DK"/>
    </style:style>
    <style:style style:name="TableCell66"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67" style:parent-style-name="Normal" style:family="paragraph">
      <style:paragraph-properties fo:line-height="100%"/>
    </style:style>
    <style:style style:name="T68"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69" style:parent-style-name="Normal" style:family="paragraph">
      <style:paragraph-properties fo:line-height="100%"/>
    </style:style>
    <style:style style:name="T70" style:parent-style-name="Standardskrifttypeiafsnit" style:family="text">
      <style:text-properties style:font-name="Calibri" style:font-name-asian="Calibri" style:font-name-complex="Calibri" fo:color="#000000" fo:language="da" fo:country="DK"/>
    </style:style>
    <style:style style:name="P71" style:parent-style-name="Normal" style:family="paragraph">
      <style:paragraph-properties fo:line-height="100%"/>
    </style:style>
    <style:style style:name="T72" style:parent-style-name="Standardskrifttypeiafsnit" style:family="text">
      <style:text-properties style:font-name="Calibri" style:font-name-asian="Calibri" style:font-name-complex="Calibri" fo:color="#000000" fo:language="da" fo:country="DK"/>
    </style:style>
    <style:style style:name="P73" style:parent-style-name="Normal" style:family="paragraph">
      <style:paragraph-properties fo:line-height="100%"/>
    </style:style>
    <style:style style:name="P74" style:parent-style-name="Normal" style:family="paragraph">
      <style:paragraph-properties fo:line-height="100%"/>
    </style:style>
    <style:style style:name="T75"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76" style:parent-style-name="Normal" style:family="paragraph">
      <style:paragraph-properties fo:line-height="100%"/>
    </style:style>
    <style:style style:name="T77" style:parent-style-name="Hyperlink" style:family="text">
      <style:text-properties fo:language="da" fo:country="DK"/>
    </style:style>
    <style:style style:name="T78" style:parent-style-name="Hyperlink" style:family="text">
      <style:text-properties fo:language="da" fo:country="DK"/>
    </style:style>
    <style:style style:name="T79" style:parent-style-name="Hyperlink" style:family="text">
      <style:text-properties fo:language="da" fo:country="DK"/>
    </style:style>
    <style:style style:name="T80" style:parent-style-name="DefaultParagraphFont" style:family="text">
      <style:text-properties fo:language="da" fo:country="DK"/>
    </style:style>
    <style:style style:name="TableCell8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82" style:parent-style-name="Normal" style:family="paragraph">
      <style:paragraph-properties fo:line-height="100%"/>
    </style:style>
    <style:style style:name="T83"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84" style:parent-style-name="Standardskrifttypeiafsnit" style:family="text">
      <style:text-properties style:font-name="Calibri" style:font-name-asian="Calibri" style:font-name-complex="Calibri" fo:color="#000000" fo:language="da" fo:country="DK"/>
    </style:style>
    <style:style style:name="TableRow85" style:family="table-row">
      <style:table-row-properties style:use-optimal-row-height="false"/>
    </style:style>
    <style:style style:name="TableCell86"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87" style:parent-style-name="Normal" style:family="paragraph">
      <style:paragraph-properties fo:line-height="100%"/>
    </style:style>
    <style:style style:name="T88"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89" style:parent-style-name="Normal" style:family="paragraph">
      <style:paragraph-properties fo:line-height="100%"/>
      <style:text-properties style:font-name="Calibri" style:font-name-asian="Calibri" style:font-name-complex="Calibri" fo:color="#000000" fo:language="da" fo:country="DK"/>
    </style:style>
    <style:style style:name="P90" style:parent-style-name="Normal" style:family="paragraph">
      <style:paragraph-properties fo:line-height="100%"/>
      <style:text-properties style:font-name="Calibri" style:font-name-asian="Calibri" style:font-name-complex="Calibri" fo:color="#000000" fo:language="da" fo:country="DK"/>
    </style:style>
    <style:style style:name="P91" style:parent-style-name="Normal" style:family="paragraph">
      <style:paragraph-properties fo:line-height="100%"/>
      <style:text-properties style:font-name="Calibri" style:font-name-asian="Calibri" style:font-name-complex="Calibri" fo:color="#000000" fo:language="da" fo:country="DK"/>
    </style:style>
    <style:style style:name="P92" style:parent-style-name="Normal" style:family="paragraph">
      <style:paragraph-properties fo:line-height="100%"/>
      <style:text-properties style:font-name="Calibri" style:font-name-asian="Calibri" style:font-name-complex="Calibri" fo:color="#000000" fo:language="da" fo:country="DK"/>
    </style:style>
    <style:style style:name="P93" style:parent-style-name="Normal" style:family="paragraph">
      <style:paragraph-properties fo:line-height="100%"/>
      <style:text-properties style:font-name="Calibri" style:font-name-asian="Calibri" style:font-name-complex="Calibri" fo:color="#000000" fo:language="da" fo:country="DK"/>
    </style:style>
    <style:style style:name="P94" style:parent-style-name="Normal" style:family="paragraph">
      <style:paragraph-properties fo:line-height="100%"/>
      <style:text-properties style:font-name="Calibri" style:font-name-asian="Calibri" style:font-name-complex="Calibri" fo:color="#000000" fo:language="da" fo:country="DK"/>
    </style:style>
    <style:style style:name="P95" style:parent-style-name="Normal" style:family="paragraph">
      <style:paragraph-properties fo:line-height="100%"/>
      <style:text-properties style:font-name="Calibri" style:font-name-asian="Calibri" style:font-name-complex="Calibri" fo:color="#000000" fo:language="da" fo:country="DK"/>
    </style:style>
    <style:style style:name="TableRow96" style:family="table-row">
      <style:table-row-properties style:min-row-height="0.2083in" style:use-optimal-row-height="false"/>
    </style:style>
    <style:style style:name="TableCell97" style:family="table-cell">
      <style:table-cell-properties fo:border="0.0104in solid #000000" style:writing-mode="lr-tb" fo:padding-top="0in" fo:padding-left="0.075in" fo:padding-bottom="0in" fo:padding-right="0.075in"/>
    </style:style>
    <style:style style:name="P98"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99" style:parent-style-name="Normal" style:family="paragraph">
      <style:paragraph-properties fo:line-height="100%"/>
    </style:style>
    <style:style style:name="T100"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01" style:parent-style-name="Normal" style:family="paragraph">
      <style:paragraph-properties fo:line-height="100%"/>
      <style:text-properties style:font-name="Calibri" style:font-name-asian="Calibri" style:font-name-complex="Calibri" fo:color="#000000" fo:language="da" fo:country="DK"/>
    </style:style>
    <style:style style:name="P102" style:parent-style-name="Normal" style:family="paragraph">
      <style:paragraph-properties fo:line-height="100%"/>
    </style:style>
    <style:style style:name="T103" style:parent-style-name="DefaultParagraphFont" style:family="text">
      <style:text-properties style:font-name="Calibri" style:font-name-asian="Calibri" style:font-name-complex="Calibri" fo:color="#000000" fo:background-color="#8DD873" fo:language="da" fo:country="DK"/>
    </style:style>
    <style:style style:name="TableCell104"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05" style:parent-style-name="Normal" style:family="paragraph">
      <style:paragraph-properties fo:line-height="100%"/>
    </style:style>
    <style:style style:name="T106"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07" style:parent-style-name="Normal" style:family="paragraph">
      <style:paragraph-properties fo:line-height="100%"/>
      <style:text-properties style:font-name="Calibri" style:font-name-complex="Calibri" fo:language="da" fo:country="DK"/>
    </style:style>
    <style:style style:name="P108" style:parent-style-name="Normal" style:family="paragraph">
      <style:paragraph-properties fo:line-height="100%"/>
      <style:text-properties fo:language="da" fo:country="DK"/>
    </style:style>
    <style:style style:name="P109" style:parent-style-name="Normal" style:family="paragraph">
      <style:paragraph-properties fo:line-height="100%"/>
    </style:style>
    <style:style style:name="T110"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11" style:parent-style-name="Normal" style:family="paragraph">
      <style:paragraph-properties fo:line-height="100%"/>
    </style:style>
    <style:style style:name="T112" style:parent-style-name="Hyperlink" style:family="text">
      <style:text-properties style:font-name="Calibri" style:font-name-asian="Calibri" style:font-name-complex="Calibri" fo:language="da" fo:country="DK"/>
    </style:style>
    <style:style style:name="T113" style:parent-style-name="Hyperlink" style:family="text">
      <style:text-properties style:font-name="Calibri" style:font-name-asian="Calibri" style:font-name-complex="Calibri" fo:language="da" fo:country="DK"/>
    </style:style>
    <style:style style:name="T114" style:parent-style-name="Hyperlink" style:family="text">
      <style:text-properties style:font-name="Calibri" style:font-name-asian="Calibri" style:font-name-complex="Calibri" fo:language="da" fo:country="DK"/>
    </style:style>
    <style:style style:name="TableCell115"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16" style:parent-style-name="Normal" style:family="paragraph">
      <style:paragraph-properties fo:line-height="100%"/>
    </style:style>
    <style:style style:name="T117"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118" style:parent-style-name="Standardskrifttypeiafsnit" style:family="text">
      <style:text-properties style:font-name="Calibri" style:font-name-asian="Calibri" style:font-name-complex="Calibri" fo:color="#000000" fo:language="da" fo:country="DK"/>
    </style:style>
    <style:style style:name="TableRow119" style:family="table-row">
      <style:table-row-properties style:use-optimal-row-height="false"/>
    </style:style>
    <style:style style:name="TableCell120"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21" style:parent-style-name="Normal" style:family="paragraph">
      <style:paragraph-properties fo:line-height="100%"/>
    </style:style>
    <style:style style:name="T122"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23" style:parent-style-name="Normal" style:family="paragraph">
      <style:paragraph-properties fo:line-height="100%"/>
      <style:text-properties style:font-name="Calibri" style:font-name-asian="Calibri" style:font-name-complex="Calibri" fo:color="#000000" fo:language="da" fo:country="DK"/>
    </style:style>
    <style:style style:name="P124" style:parent-style-name="Normal" style:family="paragraph">
      <style:paragraph-properties fo:line-height="100%"/>
      <style:text-properties style:font-name="Calibri" style:font-name-asian="Calibri" style:font-name-complex="Calibri" fo:color="#000000" fo:language="da" fo:country="DK"/>
    </style:style>
    <style:style style:name="P125" style:parent-style-name="Normal" style:family="paragraph">
      <style:paragraph-properties fo:line-height="100%"/>
      <style:text-properties style:font-name="Calibri" style:font-name-asian="Calibri" style:font-name-complex="Calibri" fo:color="#000000" fo:language="da" fo:country="DK"/>
    </style:style>
    <style:style style:name="P126" style:parent-style-name="Normal" style:family="paragraph">
      <style:paragraph-properties fo:line-height="100%"/>
      <style:text-properties style:font-name="Calibri" style:font-name-asian="Calibri" style:font-name-complex="Calibri" fo:color="#000000" fo:language="da" fo:country="DK"/>
    </style:style>
    <style:style style:name="P127" style:parent-style-name="Normal" style:family="paragraph">
      <style:paragraph-properties fo:line-height="100%"/>
      <style:text-properties style:font-name="Calibri" style:font-name-asian="Calibri" style:font-name-complex="Calibri" fo:color="#000000" fo:language="da" fo:country="DK"/>
    </style:style>
    <style:style style:name="P128" style:parent-style-name="Normal" style:family="paragraph">
      <style:paragraph-properties fo:line-height="100%"/>
      <style:text-properties style:font-name="Calibri" style:font-name-asian="Calibri" style:font-name-complex="Calibri" fo:color="#000000" fo:language="da" fo:country="DK"/>
    </style:style>
    <style:style style:name="P129" style:parent-style-name="Normal" style:family="paragraph">
      <style:paragraph-properties fo:line-height="100%"/>
      <style:text-properties style:font-name="Calibri" style:font-name-asian="Calibri" style:font-name-complex="Calibri" fo:color="#000000" fo:language="da" fo:country="DK"/>
    </style:style>
    <style:style style:name="P130" style:parent-style-name="Normal" style:family="paragraph">
      <style:paragraph-properties fo:line-height="100%"/>
      <style:text-properties style:font-name="Calibri" style:font-name-asian="Calibri" style:font-name-complex="Calibri" fo:color="#000000" fo:language="da" fo:country="DK"/>
    </style:style>
    <style:style style:name="TableRow131" style:family="table-row">
      <style:table-row-properties style:min-row-height="0.2083in" style:use-optimal-row-height="false"/>
    </style:style>
    <style:style style:name="TableCell132" style:family="table-cell">
      <style:table-cell-properties fo:border="0.0104in solid #000000" style:writing-mode="lr-tb" fo:padding-top="0in" fo:padding-left="0.075in" fo:padding-bottom="0in" fo:padding-right="0.075in"/>
    </style:style>
    <style:style style:name="P133"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134" style:parent-style-name="Normal" style:family="paragraph">
      <style:paragraph-properties fo:line-height="100%"/>
    </style:style>
    <style:style style:name="T135"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36" style:parent-style-name="Normal" style:family="paragraph">
      <style:paragraph-properties fo:line-height="100%"/>
    </style:style>
    <style:style style:name="T137" style:parent-style-name="Standardskrifttypeiafsnit" style:family="text">
      <style:text-properties style:font-name="Calibri" style:font-name-asian="Calibri" style:font-name-complex="Calibri" fo:color="#000000" fo:language="da" fo:country="DK"/>
    </style:style>
    <style:style style:name="T138" style:parent-style-name="Standardskrifttypeiafsnit" style:family="text">
      <style:text-properties style:font-name="Calibri" style:font-name-asian="Calibri" style:font-name-complex="Calibri" fo:color="#000000" fo:language="da" fo:country="DK"/>
    </style:style>
    <style:style style:name="P139" style:parent-style-name="Normal" style:family="paragraph">
      <style:paragraph-properties fo:line-height="100%"/>
    </style:style>
    <style:style style:name="T140" style:parent-style-name="DefaultParagraphFont" style:family="text">
      <style:text-properties style:font-name="Calibri" style:font-name-asian="Calibri" style:font-name-complex="Calibri" fo:color="#000000" fo:background-color="#8DD873" fo:language="da" fo:country="DK"/>
    </style:style>
    <style:style style:name="TableCell141"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42" style:parent-style-name="Normal" style:family="paragraph">
      <style:paragraph-properties fo:line-height="100%"/>
    </style:style>
    <style:style style:name="T143"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144" style:parent-style-name="Standardskrifttypeiafsnit" style:family="text">
      <style:text-properties style:font-name="Calibri" style:font-name-asian="Calibri" style:font-name-complex="Calibri" fo:color="#000000" fo:language="da" fo:country="DK"/>
    </style:style>
    <style:style style:name="T145"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46" style:parent-style-name="Normal" style:family="paragraph">
      <style:paragraph-properties fo:line-height="100%"/>
      <style:text-properties fo:language="da" fo:country="DK"/>
    </style:style>
    <style:style style:name="P147" style:parent-style-name="Normal" style:family="paragraph">
      <style:paragraph-properties fo:widows="0" fo:orphans="0" fo:margin-top="0.1666in" fo:margin-right="-0.0958in"/>
      <style:text-properties style:font-name="Calibri" style:font-name-complex="Calibri" fo:color="#000000" fo:language="da" fo:country="DK"/>
    </style:style>
    <style:style style:name="P148" style:parent-style-name="Listeafsnit" style:list-style-name="LFO1" style:family="paragraph">
      <style:paragraph-properties fo:widows="0" fo:orphans="0" fo:margin-top="0.1666in" fo:margin-right="-0.0958in"/>
    </style:style>
    <style:style style:name="T149" style:parent-style-name="Standardskrifttypeiafsnit" style:family="text">
      <style:text-properties style:font-name="Calibri" style:font-name-asian="Calibri" style:font-name-complex="Calibri" fo:color="#000000" fo:language="da" fo:country="DK"/>
    </style:style>
    <style:style style:name="P150" style:parent-style-name="Listeafsnit" style:list-style-name="LFO1" style:family="paragraph">
      <style:paragraph-properties fo:widows="0" fo:orphans="0" fo:margin-top="0.1666in" fo:margin-right="-0.0958in"/>
    </style:style>
    <style:style style:name="T151" style:parent-style-name="Standardskrifttypeiafsnit" style:family="text">
      <style:text-properties style:font-name="Calibri" style:font-name-complex="Calibri" fo:color="#000000" fo:language="da" fo:country="DK"/>
    </style:style>
    <style:style style:name="T152" style:parent-style-name="Standardskrifttypeiafsnit" style:family="text">
      <style:text-properties style:font-name="Calibri" style:font-name-complex="Calibri" fo:font-weight="bold" style:font-weight-asian="bold" style:font-weight-complex="bold" fo:color="#000000" fo:language="da" fo:country="DK"/>
    </style:style>
    <style:style style:name="T153" style:parent-style-name="Standardskrifttypeiafsnit" style:family="text">
      <style:text-properties style:font-name="Calibri" style:font-name-complex="Calibri" fo:color="#000000" fo:language="da" fo:country="DK"/>
    </style:style>
    <style:style style:name="P154" style:parent-style-name="Listeafsnit" style:list-style-name="LFO1" style:family="paragraph">
      <style:paragraph-properties fo:widows="0" fo:orphans="0" fo:margin-top="0.1666in" fo:margin-right="-0.0958in"/>
      <style:text-properties style:font-name="Calibri" style:font-name-complex="Calibri" fo:color="#000000" fo:language="da" fo:country="DK"/>
    </style:style>
    <style:style style:name="P155" style:parent-style-name="Normal" style:family="paragraph">
      <style:paragraph-properties fo:line-height="100%"/>
      <style:text-properties fo:language="da" fo:country="DK"/>
    </style:style>
    <style:style style:name="P156" style:parent-style-name="Normal" style:family="paragraph">
      <style:paragraph-properties fo:line-height="100%"/>
    </style:style>
    <style:style style:name="T157"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58" style:parent-style-name="Normal" style:family="paragraph">
      <style:paragraph-properties fo:line-height="100%"/>
    </style:style>
    <style:style style:name="T159" style:parent-style-name="Hyperlink" style:family="text">
      <style:text-properties fo:language="da" fo:country="DK"/>
    </style:style>
    <style:style style:name="T160" style:parent-style-name="DefaultParagraphFont" style:family="text">
      <style:text-properties fo:language="da" fo:country="DK"/>
    </style:style>
    <style:style style:name="P161" style:parent-style-name="Normal" style:family="paragraph">
      <style:paragraph-properties fo:line-height="100%"/>
      <style:text-properties fo:language="da" fo:country="DK"/>
    </style:style>
    <style:style style:name="TableCell162"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63" style:parent-style-name="Normal" style:family="paragraph">
      <style:paragraph-properties fo:line-height="100%"/>
    </style:style>
    <style:style style:name="T164"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165" style:parent-style-name="Standardskrifttypeiafsnit" style:family="text">
      <style:text-properties style:font-name="Calibri" style:font-name-asian="Calibri" style:font-name-complex="Calibri" fo:color="#000000" fo:language="da" fo:country="DK"/>
    </style:style>
    <style:style style:name="TableRow166" style:family="table-row">
      <style:table-row-properties style:use-optimal-row-height="false"/>
    </style:style>
    <style:style style:name="TableCell167"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168" style:parent-style-name="Normal" style:family="paragraph">
      <style:paragraph-properties fo:line-height="100%"/>
    </style:style>
    <style:style style:name="T169"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70" style:parent-style-name="Normal" style:family="paragraph">
      <style:paragraph-properties fo:line-height="100%"/>
      <style:text-properties fo:language="da" fo:country="DK"/>
    </style:style>
    <style:style style:name="P171" style:parent-style-name="Normal" style:family="paragraph">
      <style:paragraph-properties fo:line-height="100%"/>
    </style:style>
    <style:style style:name="T172" style:parent-style-name="Standardskrifttypeiafsnit" style:family="text">
      <style:text-properties style:font-name="Calibri" style:font-name-asian="Calibri" style:font-name-complex="Calibri" fo:color="#000000" fo:language="da" fo:country="DK"/>
    </style:style>
    <style:style style:name="P173" style:parent-style-name="Normal" style:family="paragraph">
      <style:paragraph-properties fo:line-height="100%"/>
    </style:style>
    <style:style style:name="T174" style:parent-style-name="Standardskrifttypeiafsnit" style:family="text">
      <style:text-properties style:font-name="Calibri" style:font-name-asian="Calibri" style:font-name-complex="Calibri" fo:color="#000000" fo:language="da" fo:country="DK"/>
    </style:style>
    <style:style style:name="P175" style:parent-style-name="Normal" style:family="paragraph">
      <style:paragraph-properties fo:line-height="100%"/>
      <style:text-properties fo:language="da" fo:country="DK"/>
    </style:style>
    <style:style style:name="P176" style:parent-style-name="Normal" style:family="paragraph">
      <style:paragraph-properties fo:line-height="100%"/>
    </style:style>
    <style:style style:name="T177" style:parent-style-name="Standardskrifttypeiafsnit" style:family="text">
      <style:text-properties style:font-name="Calibri" style:font-name-asian="Calibri" style:font-name-complex="Calibri" fo:color="#000000" fo:language="da" fo:country="DK"/>
    </style:style>
    <style:style style:name="P178" style:parent-style-name="Normal" style:family="paragraph">
      <style:paragraph-properties fo:line-height="100%"/>
    </style:style>
    <style:style style:name="P179" style:parent-style-name="Normal" style:family="paragraph">
      <style:paragraph-properties fo:line-height="100%"/>
      <style:text-properties style:font-name="Calibri" style:font-name-asian="Calibri" style:font-name-complex="Calibri" fo:color="#000000" fo:language="da" fo:country="DK"/>
    </style:style>
    <style:style style:name="TableRow180" style:family="table-row">
      <style:table-row-properties style:min-row-height="0.2083in" style:use-optimal-row-height="false"/>
    </style:style>
    <style:style style:name="TableCell181" style:family="table-cell">
      <style:table-cell-properties fo:border="0.0104in solid #000000" style:writing-mode="lr-tb" fo:padding-top="0in" fo:padding-left="0.075in" fo:padding-bottom="0in" fo:padding-right="0.075in"/>
    </style:style>
    <style:style style:name="P182"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183" style:parent-style-name="Normal" style:family="paragraph">
      <style:paragraph-properties fo:line-height="100%"/>
    </style:style>
    <style:style style:name="T184"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P185" style:parent-style-name="Normal" style:family="paragraph">
      <style:paragraph-properties fo:line-height="100%"/>
    </style:style>
    <style:style style:name="T186" style:parent-style-name="Standardskrifttypeiafsnit" style:family="text">
      <style:text-properties style:font-name="Calibri" style:font-name-asian="Calibri" style:font-name-complex="Calibri" fo:color="#000000" fo:language="da" fo:country="DK"/>
    </style:style>
    <style:style style:name="P187" style:parent-style-name="Normal" style:family="paragraph">
      <style:paragraph-properties fo:line-height="100%"/>
    </style:style>
    <style:style style:name="T188" style:parent-style-name="DefaultParagraphFont" style:family="text">
      <style:text-properties style:font-name="Calibri" style:font-name-asian="Calibri" style:font-name-complex="Calibri" fo:color="#000000" fo:background-color="#FF0000" fo:language="da" fo:country="DK"/>
    </style:style>
    <style:style style:name="TableCell189"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90" style:parent-style-name="Normal" style:family="paragraph">
      <style:paragraph-properties fo:line-height="100%"/>
    </style:style>
    <style:style style:name="T191"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192" style:parent-style-name="Standardskrifttypeiafsnit" style:family="text">
      <style:text-properties style:font-name="Calibri" style:font-name-asian="Calibri" style:font-name-complex="Calibri" fo:color="#000000" fo:language="da" fo:country="DK"/>
    </style:style>
    <style:style style:name="P193" style:parent-style-name="Normal" style:family="paragraph">
      <style:paragraph-properties fo:line-height="100%"/>
    </style:style>
    <style:style style:name="P194" style:parent-style-name="Normal" style:family="paragraph">
      <style:paragraph-properties fo:line-height="100%"/>
    </style:style>
    <style:style style:name="T195" style:parent-style-name="Standardskrifttypeiafsnit" style:family="text">
      <style:text-properties style:font-name="Calibri" style:font-name-asian="Calibri" style:font-name-complex="Calibri" fo:color="#FF0000" fo:language="da" fo:country="DK"/>
    </style:style>
    <style:style style:name="TableCell196"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197" style:parent-style-name="Normal" style:family="paragraph">
      <style:paragraph-properties fo:line-height="100%"/>
      <style:text-properties fo:language="da" fo:country="DK"/>
    </style:style>
    <style:style style:name="TableRow198" style:family="table-row">
      <style:table-row-properties style:use-optimal-row-height="false"/>
    </style:style>
    <style:style style:name="TableCell199"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200" style:parent-style-name="Normal" style:family="paragraph">
      <style:paragraph-properties fo:line-height="100%"/>
    </style:style>
    <style:style style:name="T201" style:parent-style-name="Standardskrifttypeiafsnit" style:family="text">
      <style:text-properties style:font-name="Calibri" style:font-name-asian="Calibri" style:font-name-complex="Calibri" fo:font-weight="bold" style:font-weight-asian="bold" style:font-weight-complex="bold" fo:color="#000000" fo:language="da" fo:country="DK"/>
    </style:style>
    <style:style style:name="T202" style:parent-style-name="Standardskrifttypeiafsnit" style:family="text">
      <style:text-properties style:font-name="Calibri" style:font-name-asian="Calibri" style:font-name-complex="Calibri" fo:color="#000000" fo:language="da" fo:country="DK"/>
    </style:style>
    <style:style style:name="P203"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204" style:parent-style-name="Normal" style:family="paragraph">
      <style:paragraph-properties fo:line-height="100%"/>
      <style:text-properties style:font-name="Calibri" style:font-name-asian="Calibri" style:font-name-complex="Calibri" fo:font-weight="bold" style:font-weight-asian="bold" style:font-weight-complex="bold" fo:color="#000000" fo:language="da" fo:country="DK"/>
    </style:style>
    <style:style style:name="P205" style:parent-style-name="Normal" style:family="paragraph">
      <style:paragraph-properties fo:line-height="100%"/>
      <style:text-properties fo:language="da" fo:country="DK"/>
    </style:style>
    <style:style style:name="P206" style:parent-style-name="Normal" style:family="paragraph">
      <style:paragraph-properties fo:line-height="100%"/>
      <style:text-properties style:font-name="Calibri" style:font-name-asian="Calibri" style:font-name-complex="Calibri" fo:color="#000000" fo:language="da" fo:country="DK"/>
    </style:style>
    <style:style style:name="TableRow207" style:family="table-row">
      <style:table-row-properties style:min-row-height="0.2083in" style:use-optimal-row-height="false"/>
    </style:style>
    <style:style style:name="TableCell208" style:family="table-cell">
      <style:table-cell-properties fo:border="0.0104in solid #000000" style:writing-mode="lr-tb" fo:padding-top="0in" fo:padding-left="0.075in" fo:padding-bottom="0in" fo:padding-right="0.075in"/>
    </style:style>
    <style:style style:name="P209" style:parent-style-name="Normal" style:family="paragraph">
      <style:paragraph-properties fo:line-height="100%"/>
      <style:text-properties style:font-name="Calibri" style:font-name-asian="Calibri" style:font-name-complex="Calibri" fo:color="#000000" fo:language="da" fo:country="DK"/>
    </style:style>
    <style:style style:name="TableCell210"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11" style:parent-style-name="Normal" style:family="paragraph">
      <style:paragraph-properties fo:line-height="100%"/>
      <style:text-properties fo:language="da" fo:country="DK"/>
    </style:style>
    <style:style style:name="TableCell212" style:family="table-cell">
      <style:table-cell-properties fo:border-top="0.0104in solid #000000" fo:border-left="none" fo:border-bottom="0.0104in solid #000000" fo:border-right="0.0104in solid #000000" style:writing-mode="lr-tb" fo:padding-top="0in" fo:padding-left="0.075in" fo:padding-bottom="0in" fo:padding-right="0.075in"/>
    </style:style>
    <style:style style:name="P213" style:parent-style-name="Normal" style:family="paragraph">
      <style:paragraph-properties fo:line-height="100%"/>
      <style:text-properties fo:language="da" fo:country="DK"/>
    </style:style>
    <style:style style:name="TableRow214" style:family="table-row">
      <style:table-row-properties style:use-optimal-row-height="false"/>
    </style:style>
    <style:style style:name="TableCell215" style:family="table-cell">
      <style:table-cell-properties fo:border-top="none" fo:border-left="0.0104in solid #000000" fo:border-bottom="0.0104in solid #000000" fo:border-right="0.0104in solid #000000" style:writing-mode="lr-tb" fo:padding-top="0in" fo:padding-left="0.075in" fo:padding-bottom="0in" fo:padding-right="0.075in"/>
    </style:style>
    <style:style style:name="P216" style:parent-style-name="Normal" style:family="paragraph">
      <style:paragraph-properties fo:line-height="100%"/>
      <style:text-properties style:font-name="Calibri" style:font-name-asian="Calibri" style:font-name-complex="Calibri" fo:color="#000000" fo:language="da" fo:country="DK"/>
    </style:style>
    <style:style style:name="P217" style:parent-style-name="Normal" style:family="paragraph">
      <style:text-properties fo:language="da" fo:country="DK"/>
    </style:style>
    <style:style style:name="P218" style:parent-style-name="Normal" style:family="paragraph">
      <style:text-properties fo:language="da" fo:country="DK"/>
    </style:style>
  </office:automatic-styles>
  <office:body>
    <office:text text:use-soft-page-breaks="true">
      <text:h text:style-name="P1" text:outline-level="1">Programmering #11 kravspecifikation og accepttest</text:h>
      <text:p text:style-name="P2"><text:span text:style-name="T3">Der skal laves en løsning som kan måle batteriprocent og vise den på et display. Løsningen skal også kunne sende batteriprocenten til en fjern lokation. Det skal være muligt at skrue op og ned for lysintensiteten på løsningens display.</text:span></text:p>
      <text:p text:style-name="P4"><text:span text:style-name="T5">Lav hvert krav i en mappe hver for sig hvor de testes isoleret.</text:span><text:span text:style-name="T6"><text:s/></text:span><text:span text:style-name="T7">Læg alle tilhørende moduler og filer i korrekt struktur i mappen for hvert krav.</text:span></text:p>
      <text:p text:style-name="P8">I skal aflevere jeres egen accepttest hvor i dokumenterer jeres løsning og hvor vidt den bestod accepttesten.<text:s/></text:p>
      <text:p text:style-name="P9">(Lav en video hvor hvert krav dokumenteres og indsæt et link til videoen i kravspecifikationen under det accepttest af det krav der testes)</text:p>
      <text:p text:style-name="P10"/>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P17"><text:span text:style-name="T18">ID: 1</text:span></text:p>
            <text:p text:style-name="P19"><text:span text:style-name="T20">Kategori:</text:span></text:p>
            <text:p text:style-name="P21">Lys</text:p>
            <text:p text:style-name="P22"><text:span text:style-name="T23">PASSED</text:span></text:p>
          </table:table-cell>
          <table:table-cell table:style-name="TableCell24">
            <text:p text:style-name="P25"><text:span text:style-name="T26">Krav:<text:s/></text:span></text:p>
            <text:p text:style-name="P27">Løsningen skal kunne skrue op og ned for lysintensiteten på et LCD-display ved brug af en rotary encoder. Lysintensiteten skal være opdelt i 10 niveauer af intensitet, og man må ikke kunne skrue længere end 10, og man skal både kunne skrue op og ned for intensiteten. Når der skrues helt ned, skal lyset til sidst slukke.</text:p>
            <text:p text:style-name="P28"/>
            <text:p text:style-name="P29">Indsæt link til video hvor accepttesten udføres her:</text:p>
            <text:p text:style-name="P30"><text:a xlink:href="https://kea.cloud.panopto.eu/Panopto/Pages/Viewer.aspx?id=28822dad-a4b6-4514-a9d7-b22d009a8d80" office:target-frame-name="_top" xlink:show="replace"><text:span text:style-name="T31">https://kea.cloud.panopto.eu/Panop</text:span><text:bookmark-start text:name="_Hlt182904906"/><text:bookmark-start text:name="_Hlt182904907"/><text:span text:style-name="T32">t</text:span><text:bookmark-end text:name="_Hlt182904906"/><text:bookmark-end text:name="_Hlt182904907"/><text:span text:style-name="T33">o/Pages/Viewer.aspx?id=28822dad-a4b6-4514-a9d7-b22d009a8d80</text:span></text:a></text:p>
          </table:table-cell>
          <table:table-cell table:style-name="TableCell34">
            <text:p text:style-name="P35"><text:span text:style-name="T36">Prioritet:</text:span><text:span text:style-name="T37"><text:s/>1</text:span></text:p>
            <text:p text:style-name="P38"/>
            <text:p text:style-name="P39"/>
          </table:table-cell>
        </table:table-row>
        <table:table-row table:style-name="TableRow40">
          <table:table-cell table:style-name="TableCell41" table:number-columns-spanned="3">
            <text:p text:style-name="P42"><text:span text:style-name="T43">Accepttest:<text:s/></text:span></text:p>
            <text:p text:style-name="P44"/>
            <text:p text:style-name="P45"><text:span text:style-name="T46">Step 1) Kør programmet.</text:span></text:p>
            <text:p text:style-name="P47"/>
            <text:p text:style-name="P48"><text:span text:style-name="T49">Step 2) Skru på rotary encoder og der skal være 10 ”click” hvor der gradvist skrues op for lysintensiteten på LCD-displayet. Prøv derefter at skrue videre uden at systemet fejler.<text:s/></text:span></text:p>
            <text:p text:style-name="P50"/>
            <text:p text:style-name="P51"><text:span text:style-name="T52">Step 3) Skru derefter ned igen, og her skal den begynde at skrue ned for lysintensiteten ved første ”click” og til sidst være slukket. Skru videre i samme retning og tjek derefter at man ved første ”click” den anden vej med det samme vil få tændt lyset igen.</text:span></text:p>
            <text:p text:style-name="P53"/>
            <text:p text:style-name="P54"><text:span text:style-name="T55">Step 4) Skru helt op og helt ned 5 gange. Hvis dette kan gøres uden fejl, vil kravet anses som opfyldt.</text:span></text:p>
            <text:p text:style-name="P56"/>
            <text:p text:style-name="P57"><text:s/></text:p>
          </table:table-cell>
          <table:covered-table-cell/>
          <table:covered-table-cell/>
        </table:table-row>
        <table:table-row table:style-name="TableRow58">
          <table:table-cell table:style-name="TableCell59">
            <text:p text:style-name="P60">ID: 2</text:p>
            <text:p text:style-name="P61"><text:span text:style-name="T62">Kategori:</text:span></text:p>
            <text:p text:style-name="P63">Batteri</text:p>
            <text:p text:style-name="P64"><text:span text:style-name="T65">PASSED</text:span></text:p>
          </table:table-cell>
          <table:table-cell table:style-name="TableCell66">
            <text:p text:style-name="P67"><text:span text:style-name="T68">Krav:<text:s/></text:span></text:p>
            <text:p text:style-name="P69"><text:span text:style-name="T70">Løsningen skal kunne måle Batteriprocent og vise den på LCD- displayet med 2 sekunders interval i opdatering af batteriprocent.</text:span></text:p>
            <text:p text:style-name="P71"><text:span text:style-name="T72">(Bemærk dette krav kan simuleres med et potmeter)<text:s/></text:span></text:p>
            <text:p text:style-name="P73"/>
            <text:p text:style-name="P74"><text:span text:style-name="T75">Accepttesten gik godt og kravet blev opfyldt. Se link til video her:</text:span></text:p>
            <text:p text:style-name="P76"><text:a xlink:href="https://kea.cloud.panopto.eu/Panopto/Pages/Viewer.aspx?id=e8fc85a6-d430-45de-b08f-b22d009a8de6" office:target-frame-name="_top" xlink:show="replace"><text:span text:style-name="T77">https://kea.cloud.panop</text:span><text:bookmark-start text:name="_Hlt182904921"/><text:bookmark-start text:name="_Hlt182904922"/><text:span text:style-name="T78">t</text:span><text:bookmark-end text:name="_Hlt182904921"/><text:bookmark-end text:name="_Hlt182904922"/><text:span text:style-name="T79">o.eu/Panopto/Pages/Viewer.aspx?id=e8fc85a6-d430-45de-b08f-b22d009a8de6</text:span></text:a><text:span text:style-name="T80"><text:s/></text:span></text:p>
          </table:table-cell>
          <table:table-cell table:style-name="TableCell81">
            <text:p text:style-name="P82"><text:span text:style-name="T83">Prioritet:</text:span><text:span text:style-name="T84"><text:s/>1</text:span></text:p>
          </table:table-cell>
        </table:table-row>
        <table:table-row table:style-name="TableRow85">
          <table:table-cell table:style-name="TableCell86" table:number-columns-spanned="3">
            <text:p text:style-name="P87"><text:span text:style-name="T88">Accepttest:</text:span></text:p>
            <text:p text:style-name="P89">Step1) Start programmet, og betragt LCD-skærmen og tjek at batteriprocenten fremvises på displayet.</text:p>
            <text:p text:style-name="P90"/>
            <text:p text:style-name="P91">Step 2) Skru en smule på potmeteret, og tjek at værdien opdateres på LCD-displayet efter 2 sekunder.<text:s/></text:p>
            <text:p text:style-name="P92"/>
            <text:p text:style-name="P93">Step 3) Skru op og ned på potmeteret 10 gange og tjek at batteriprocent værdien på LCD-displayet opdateres hver gang. Hvis dette sker uden fejl betragtes kravet som opfyldt.</text:p>
            <text:p text:style-name="P94"/>
            <text:p text:style-name="P95"><text:s/></text:p>
          </table:table-cell>
          <table:covered-table-cell/>
          <table:covered-table-cell/>
        </table:table-row>
        <table:table-row table:style-name="TableRow96">
          <table:table-cell table:style-name="TableCell97">
            <text:p text:style-name="P98">ID: 3</text:p>
            <text:p text:style-name="P99"><text:span text:style-name="T100">Kategori:</text:span></text:p>
            <text:p text:style-name="P101">Dashboard</text:p>
            <text:p text:style-name="P102"><text:span text:style-name="T103">PASSED</text:span></text:p>
          </table:table-cell>
          <table:table-cell table:style-name="TableCell104">
            <text:p text:style-name="P105"><text:span text:style-name="T106">Krav: <text:s/></text:span></text:p>
            <text:p text:style-name="P107">løsningen skal sende batteriprocent til ThingsBoard hvert 20. sekund. Batteriprocent skal fremvises på et dashboard på thingsboard.</text:p>
            <text:p text:style-name="P108"/>
            <text:p text:style-name="P109"><text:span text:style-name="T110">Accepttesten gik godt og kravet blev opfyldt. Se link til video her:</text:span></text:p>
            <text:p text:style-name="P111"><text:a xlink:href="https://kea.cloud.panopto.eu/Panopto/Pages/Viewer.aspx?id=3be64b66-a59f-475c-9c9b-b22d009a8d5a" office:target-frame-name="_top" xlink:show="replace"><text:span text:style-name="T112">https://kea.cloud.pa</text:span><text:bookmark-start text:name="_Hlt182904950"/><text:bookmark-start text:name="_Hlt182904951"/><text:span text:style-name="T113">n</text:span><text:bookmark-end text:name="_Hlt182904950"/><text:bookmark-end text:name="_Hlt182904951"/><text:span text:style-name="T114">opto.eu/Panopto/Pages/Viewer.aspx?id=3be64b66-a59f-475c-9c9b-b22d009a8d5a</text:span></text:a></text:p>
          </table:table-cell>
          <table:table-cell table:style-name="TableCell115">
            <text:p text:style-name="P116"><text:span text:style-name="T117">Prioritet:</text:span><text:span text:style-name="T118"><text:s/>1</text:span></text:p>
          </table:table-cell>
        </table:table-row>
        <table:table-row table:style-name="TableRow119">
          <table:table-cell table:style-name="TableCell120" table:number-columns-spanned="3">
            <text:p text:style-name="P121"><text:span text:style-name="T122">Accepttest:</text:span></text:p>
            <text:p text:style-name="P123"/>
            <text:p text:style-name="P124">(Step 1 start testprogrammet</text:p>
            <text:p text:style-name="P125"/>
            <text:p text:style-name="P126">(Step 2 tjek at der sendes batteridata op til ThingsBoard, og skru på potmeteret efterfølgende og tjek derefter at der 20 sekunder senere sendes en ny batteriprocent til ThingsBoard.</text:p>
            <text:p text:style-name="P127"/>
            <text:p text:style-name="P128">(Step 3 send 3 forskellige batterimålinger og bekræft at de modtages og fremvises på ThingsBoard. Hvis dette sker uden fejl, betragtes kravet som opfyldt.</text:p>
            <text:p text:style-name="P129"/>
            <text:p text:style-name="P130"><text:s/></text:p>
          </table:table-cell>
          <table:covered-table-cell/>
          <table:covered-table-cell/>
        </table:table-row>
        <table:table-row table:style-name="TableRow131">
          <table:table-cell table:style-name="TableCell132">
            <text:p text:style-name="P133">ID: 4</text:p>
            <text:p text:style-name="P134"><text:span text:style-name="T135">Kategori:</text:span></text:p>
            <text:p text:style-name="P136"><text:span text:style-name="T137">S</text:span><text:span text:style-name="T138">amling</text:span></text:p>
            <text:p text:style-name="P139"><text:span text:style-name="T140">PASSED</text:span></text:p>
          </table:table-cell>
          <table:table-cell table:style-name="TableCell141">
            <text:p text:style-name="P142"><text:span text:style-name="T143">Krav:</text:span><text:span text:style-name="T144"><text:s/></text:span><text:span text:style-name="T145">(Bemærk dette vil ikke normalt indgå som et krav, men det vil være antaget at alle krav vil være opfyldt på samme tid)</text:span></text:p>
            <text:p text:style-name="P146"/>
            <text:p text:style-name="P147">For at løsningen skulle være fuldendt ift. en rigtig kravspecifikation ville det kræve at alle de forskellige krav blev sammensat i en komplet løsning.</text:p>
            <text:list text:style-name="LFO1" text:continue-numbering="true">
              <text:list-item>
                <text:p text:style-name="P148"><text:span text:style-name="T149">Sørg for at krav 1-3 alle kan forgå på samme tid.</text:span></text:p>
              </text:list-item>
              <text:list-item>
                <text:p text:style-name="P150"><text:span text:style-name="T151">Tilføj ét krav ad gangen til den endelige løsning og test dem løbende. Så alle filerne samles i én fil og kan køres sammen (</text:span><text:span text:style-name="T152">Denne opgave er svær</text:span><text:span text:style-name="T153">)</text:span></text:p>
              </text:list-item>
              <text:list-item>
                <text:p text:style-name="P154">Gem hovedfilen som krav_id_4.py</text:p>
              </text:list-item>
            </text:list>
            <text:p text:style-name="P155"/>
            <text:p text:style-name="P156"><text:span text:style-name="T157">Accepttesten gik godt og kravet blev opfyldt. Se link til video her:</text:span></text:p>
            <text:p text:style-name="P158"><text:a xlink:href="https://kea.cloud.panopto.eu/Panopto/Pages/Viewer.aspx?id=b9d3fad9-5ed8-40de-97c3-b22d009a8d24" office:target-frame-name="_top" xlink:show="replace"><text:span text:style-name="T159">https://kea.cloud.panopto.eu/Panopto/Pages/Viewer.aspx?id=b9d3fad9-5ed8-40de-97c3-b22d009a8d24</text:span></text:a><text:span text:style-name="T160"><text:s/></text:span></text:p>
            <text:p text:style-name="P161"/>
          </table:table-cell>
          <table:table-cell table:style-name="TableCell162">
            <text:p text:style-name="P163"><text:span text:style-name="T164">Prioritet:</text:span><text:span text:style-name="T165"><text:s/>1</text:span></text:p>
          </table:table-cell>
        </table:table-row>
        <table:table-row table:style-name="TableRow166">
          <table:table-cell table:style-name="TableCell167" table:number-columns-spanned="3">
            <text:p text:style-name="P168"><text:span text:style-name="T169">Accepttest:</text:span></text:p>
            <text:p text:style-name="P170"/>
            <text:p text:style-name="P171"><text:span text:style-name="T172">Step 1) Start programmet.</text:span></text:p>
            <text:p text:style-name="P173"><text:span text:style-name="T174">Step 2) Test at krav 1-3 alle kan fungere på samme tid. (Lav hver individuelle test en ad gangen)</text:span></text:p>
            <text:p text:style-name="P175"/>
            <text:p text:style-name="P176"><text:span text:style-name="T177">Hvis det kan gøres uden fejl, betragtes kravet som opfyldt.</text:span></text:p>
            <text:p text:style-name="P178"/>
            <text:p text:style-name="P179"/>
          </table:table-cell>
          <table:covered-table-cell/>
          <table:covered-table-cell/>
        </table:table-row>
        <table:table-row table:style-name="TableRow180">
          <table:table-cell table:style-name="TableCell181">
            <text:p text:style-name="P182">ID: 5</text:p>
            <text:p text:style-name="P183"><text:span text:style-name="T184">Kategori:</text:span></text:p>
            <text:p text:style-name="P185"><text:span text:style-name="T186">???</text:span></text:p>
            <text:p text:style-name="P187"><text:span text:style-name="T188">FAILED</text:span></text:p>
          </table:table-cell>
          <table:table-cell table:style-name="TableCell189">
            <text:p text:style-name="P190"><text:span text:style-name="T191">Krav:<text:s/></text:span><text:span text:style-name="T192"><text:s/>??? lav selv dit eget ekstra krav med en feature mere.</text:span></text:p>
            <text:p text:style-name="P193"/>
            <text:p text:style-name="P194"><text:span text:style-name="T195">Kravet blev ikke lavet inden for den afsatte tid (Bemærk dette vil trække ned til eksamen)</text:span></text:p>
          </table:table-cell>
          <table:table-cell table:style-name="TableCell196">
            <text:p text:style-name="P197"/>
          </table:table-cell>
        </table:table-row>
        <table:table-row table:style-name="TableRow198">
          <table:table-cell table:style-name="TableCell199" table:number-columns-spanned="3">
            <text:p text:style-name="P200"><text:span text:style-name="T201">Accepttest:<text:s/></text:span><text:span text:style-name="T202">??? lav selv din egen accepttest til at vurdere at dit krav er opfyldt.</text:span></text:p>
            <text:p text:style-name="P203"/>
            <text:p text:style-name="P204">indsæt link til video hvor accepttesten udføres her:</text:p>
            <text:p text:style-name="P205"/>
            <text:p text:style-name="P206"/>
          </table:table-cell>
          <table:covered-table-cell/>
          <table:covered-table-cell/>
        </table:table-row>
        <table:table-row table:style-name="TableRow207">
          <table:table-cell table:style-name="TableCell208">
            <text:p text:style-name="P209"/>
          </table:table-cell>
          <table:table-cell table:style-name="TableCell210">
            <text:p text:style-name="P211"/>
          </table:table-cell>
          <table:table-cell table:style-name="TableCell212">
            <text:p text:style-name="P213"/>
          </table:table-cell>
        </table:table-row>
        <table:table-row table:style-name="TableRow214">
          <table:table-cell table:style-name="TableCell215" table:number-columns-spanned="3">
            <text:p text:style-name="P216"/>
          </table:table-cell>
          <table:covered-table-cell/>
          <table:covered-table-cell/>
        </table:table-row>
      </table:table>
      <text:p text:style-name="P217"/>
      <text:p text:style-name="P2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paragraph-properties fo:margin-bottom="0in" fo:line-height="115%"/>
      <style:text-properties style:font-name="Arial" style:font-name-asian="Arial" style:font-name-complex="Arial" style:letter-kerning="false" fo:language="en" fo:country="US" fo:hyphenate="false"/>
    </style:style>
    <style:style style:name="DefaultParagraphFont" style:display-name="Default Paragraph Font" style:family="text"/>
    <style:style style:name="Overskrift1" style:display-name="Overskrift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Standardskrifttypeiafsnit" style:display-name="Standardskrifttype i afsnit" style:family="text"/>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Overskrift1Tegn" style:display-name="Overskrift 1 Tegn" style:family="text" style:parent-style-name="Standardskrifttypeiafsnit">
      <style:text-properties style:font-name="Calibri Light" style:font-name-asian="Times New Roman" style:font-name-complex="Times New Roman" fo:color="#2F5496" style:letter-kerning="false" fo:font-size="16pt" style:font-size-asian="16pt" style:font-size-complex="16pt" fo:language="en" fo:country="US"/>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evin Lindemark Holm</meta:initial-creator>
    <dc:creator>Kevin Lindemark Holm</dc:creator>
    <meta:creation-date>2024-11-04T19:47:00Z</meta:creation-date>
    <dc:date>2024-11-19T09:36:00Z</dc:date>
    <meta:template xlink:href="Normal.dotm" xlink:type="simple"/>
    <meta:editing-cycles>21</meta:editing-cycles>
    <meta:editing-duration>PT374700S</meta:editing-duration>
    <meta:document-statistic meta:page-count="3" meta:paragraph-count="9" meta:word-count="705" meta:character-count="5000" meta:row-count="35" meta:non-whitespace-character-count="4304"/>
  </office:meta>
</office:document-meta>
</file>